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" svg:font-family="Calibri" style:font-family-generic="swiss"/>
    <style:font-face style:name="Century Gothic" svg:font-family="'Century Gothic', Arial, Helvetica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1c7" officeooo:paragraph-rsid="0016d1c7"/>
    </style:style>
    <style:style style:name="P2" style:family="paragraph" style:parent-style-name="Standard">
      <style:text-properties officeooo:rsid="0016d1c7" officeooo:paragraph-rsid="001b4af8"/>
    </style:style>
    <style:style style:name="P3" style:family="paragraph" style:parent-style-name="Standard">
      <style:text-properties officeooo:rsid="0016d1c7" officeooo:paragraph-rsid="001bb3a4"/>
    </style:style>
    <style:style style:name="P4" style:family="paragraph" style:parent-style-name="Standard">
      <style:text-properties officeooo:rsid="0022db0c" officeooo:paragraph-rsid="0022db0c"/>
    </style:style>
    <style:style style:name="P5" style:family="paragraph" style:parent-style-name="Standard">
      <style:text-properties fo:color="#000000" loext:opacity="100%" officeooo:rsid="00194e7f" officeooo:paragraph-rsid="001bb3a4"/>
    </style:style>
    <style:style style:name="P6" style:family="paragraph" style:parent-style-name="Standard">
      <style:text-properties fo:color="#000000" loext:opacity="100%" officeooo:rsid="00194e7f" officeooo:paragraph-rsid="001cf92c"/>
    </style:style>
    <style:style style:name="P7" style:family="paragraph" style:parent-style-name="Standard">
      <style:text-properties fo:color="#000000" loext:opacity="100%" officeooo:rsid="00194e7f" officeooo:paragraph-rsid="002afb59"/>
    </style:style>
    <style:style style:name="P8" style:family="paragraph" style:parent-style-name="Standard">
      <style:text-properties fo:color="#000000" loext:opacity="100%" officeooo:paragraph-rsid="00194e7f"/>
    </style:style>
    <style:style style:name="P9" style:family="paragraph" style:parent-style-name="Standard">
      <style:text-properties fo:color="#000000" loext:opacity="100%" officeooo:rsid="001cf92c" officeooo:paragraph-rsid="001cf92c"/>
    </style:style>
    <style:style style:name="P10" style:family="paragraph" style:parent-style-name="Standard">
      <style:text-properties fo:color="#000000" loext:opacity="100%" officeooo:rsid="0016d1c7" officeooo:paragraph-rsid="00194e7f"/>
    </style:style>
    <style:style style:name="P11" style:family="paragraph" style:parent-style-name="Standard">
      <style:text-properties fo:color="#000000" loext:opacity="100%" officeooo:rsid="0016d1c7" officeooo:paragraph-rsid="0016d1c7"/>
    </style:style>
    <style:style style:name="P12" style:family="paragraph" style:parent-style-name="Standard">
      <style:text-properties fo:color="#000000" loext:opacity="100%" officeooo:rsid="0016d1c7" officeooo:paragraph-rsid="001fe5f2"/>
    </style:style>
    <style:style style:name="P13" style:family="paragraph" style:parent-style-name="Standard">
      <style:text-properties fo:color="#000000" loext:opacity="100%" officeooo:rsid="0016d1c7" officeooo:paragraph-rsid="001bb3a4"/>
    </style:style>
    <style:style style:name="P14" style:family="paragraph" style:parent-style-name="Standard">
      <style:text-properties fo:color="#000000" loext:opacity="100%" officeooo:rsid="0016d1c7" officeooo:paragraph-rsid="001b4af8"/>
    </style:style>
    <style:style style:name="P15" style:family="paragraph" style:parent-style-name="Standard">
      <style:text-properties fo:color="#000000" loext:opacity="100%" officeooo:rsid="0016d1c7" officeooo:paragraph-rsid="00299d87"/>
    </style:style>
    <style:style style:name="P16" style:family="paragraph" style:parent-style-name="Standard">
      <style:text-properties fo:color="#000000" loext:opacity="100%" fo:font-size="4pt" officeooo:rsid="0016d1c7" officeooo:paragraph-rsid="0016d1c7"/>
    </style:style>
    <style:style style:name="P17" style:family="paragraph" style:parent-style-name="Standard">
      <style:text-properties fo:color="#000000" loext:opacity="100%" officeooo:rsid="0020bc71" officeooo:paragraph-rsid="00299d87"/>
    </style:style>
    <style:style style:name="P18" style:family="paragraph" style:parent-style-name="Standard">
      <style:text-properties fo:color="#000000" loext:opacity="100%" fo:font-size="11pt" officeooo:rsid="0016d1c7" officeooo:paragraph-rsid="0016d1c7" style:font-size-asian="11pt" style:font-size-complex="11pt"/>
    </style:style>
    <style:style style:name="P19" style:family="paragraph" style:parent-style-name="Standard">
      <style:text-properties fo:color="#000000" loext:opacity="100%" fo:font-size="11pt" officeooo:rsid="0016d1c7" officeooo:paragraph-rsid="0026ed3e" style:font-size-asian="11pt" style:font-size-complex="11pt"/>
    </style:style>
    <style:style style:name="P20" style:family="paragraph" style:parent-style-name="Standard">
      <style:text-properties officeooo:rsid="0016d1c7" officeooo:paragraph-rsid="0016d1c7"/>
    </style:style>
    <style:style style:name="P21" style:family="paragraph" style:parent-style-name="Standard">
      <style:text-properties officeooo:rsid="0016d1c7" officeooo:paragraph-rsid="001b4af8"/>
    </style:style>
    <style:style style:name="P22" style:family="paragraph" style:parent-style-name="Standard">
      <style:text-properties officeooo:rsid="0022db0c" officeooo:paragraph-rsid="0016d1c7"/>
    </style:style>
    <style:style style:name="T1" style:family="text">
      <style:text-properties fo:font-variant="normal" fo:text-transform="none" fo:color="#656565" loext:opacity="100%" style:font-name="Century Gothic" fo:font-size="11.25pt" fo:letter-spacing="normal" fo:font-style="normal" fo:font-weight="bold" officeooo:rsid="001a2c60"/>
    </style:style>
    <style:style style:name="T2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1a2c60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1fe5f2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26ed3e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CALIBRI" fo:font-size="12pt" fo:letter-spacing="normal" fo:font-style="normal" fo:font-weight="normal" officeooo:rsid="002afb59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loext:opacity="100%" style:font-name="Century Gothic" fo:font-size="11.25pt" fo:letter-spacing="normal" fo:font-style="normal" fo:font-weight="bold" officeooo:rsid="001a2c60"/>
    </style:style>
    <style:style style:name="T7" style:family="text">
      <style:text-properties fo:font-variant="normal" fo:text-transform="none" style:font-name="CALIBRI" fo:font-size="12pt" fo:letter-spacing="normal" fo:font-style="normal" fo:font-weight="normal" officeooo:rsid="001a2c60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CALIBRI" fo:font-size="12pt" fo:letter-spacing="normal" fo:font-style="normal" fo:font-weight="normal" officeooo:rsid="0026ed3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style:font-name="CALIBRI" fo:font-size="12pt" fo:letter-spacing="normal" fo:font-style="normal" fo:font-weight="normal" officeooo:rsid="001fe5f2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font-name="Century Gothic" fo:font-size="11.25pt" fo:letter-spacing="normal" fo:font-style="normal" fo:font-weight="bold" officeooo:rsid="001a2c60"/>
    </style:style>
    <style:style style:name="T11" style:family="text">
      <style:text-properties officeooo:rsid="001cf92c"/>
    </style:style>
    <style:style style:name="T12" style:family="text">
      <style:text-properties fo:color="#55308d" loext:opacity="100%"/>
    </style:style>
    <style:style style:name="T13" style:family="text">
      <style:text-properties fo:color="#3465a4" loext:opacity="100%"/>
    </style:style>
    <style:style style:name="T14" style:family="text">
      <style:text-properties officeooo:rsid="00205740"/>
    </style:style>
    <style:style style:name="T15" style:family="text">
      <style:text-properties officeooo:rsid="002279f8"/>
    </style:style>
    <style:style style:name="T16" style:family="text">
      <style:text-properties fo:color="#ff8000" loext:opacity="100%"/>
    </style:style>
    <style:style style:name="T17" style:family="text">
      <style:text-properties officeooo:rsid="0026ed3e"/>
    </style:style>
    <style:style style:name="T18" style:family="text">
      <style:text-properties fo:color="#00a933" loext:opacity="100%"/>
    </style:style>
    <style:style style:name="T19" style:family="text">
      <style:text-properties officeooo:rsid="0016d1c7"/>
    </style:style>
    <style:style style:name="T20" style:family="text">
      <style:text-properties officeooo:rsid="001bb3a4"/>
    </style:style>
    <style:style style:name="T21" style:family="text">
      <style:text-properties officeooo:rsid="002afb59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troducción a los Sistemas de Bases de Datos</text:p>
      <text:p text:style-name="P9">Laboratorio Subconsultas</text:p>
      <text:p text:style-name="P9"/>
      <text:p text:style-name="P9"/>
      <text:p text:style-name="P9"/>
      <text:p text:style-name="P6"/>
      <text:p text:style-name="P5">Ejercicio 1</text:p>
      <text:p text:style-name="P5"/>
      <text:p text:style-name="P5">Una consulta INNER JOIN a dos tablas, con una Subconsulta en el WHERE</text:p>
      <text:p text:style-name="P5"/>
      <text:p text:style-name="P7"><text:span text:style-name="T21">Estructura</text:span></text:p>
      <text:p text:style-name="P7">‘’Select colum<text:span text:style-name="T11">na</text:span> F<text:span text:style-name="T11">ROM</text:span> <text:span text:style-name="T11">Table</text:span>1<text:span text:style-name="T11"> </text:span>I<text:span text:style-name="T11">NNER JOIN</text:span> <text:span text:style-name="T11">Table</text:span>2 <text:span text:style-name="T11">ON</text:span> <text:span text:style-name="T11">Table</text:span>1.id = <text:span text:style-name="T11">Table</text:span>2.id <text:span text:style-name="T11">WHERE</text:span> ... (Select <text:span text:style-name="T11">columna</text:span> .. F<text:span text:style-name="T11">ROM</text:span> <text:span text:style-name="T11">Table</text:span> ..)’’</text:p>
      <text:p text:style-name="P5"/>
      <text:p text:style-name="P5">SELECT B.IDBoleta, B.Rut, Z.Modelo, Z.Talla</text:p>
      <text:p text:style-name="P8">FROM Boleta B </text:p>
      <text:p text:style-name="P8">INNER JOIN Zapatillas Z ON B.ProductID = Z.ProductID </text:p>
      <text:p text:style-name="P8">WHERE Z.Talla&gt;(SELECT AVG(Talla) F<text:span text:style-name="T20">ROM</text:span> Zapatillas)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1">Ejercicio 2</text:p>
      <text:p text:style-name="P11"/>
      <text:p text:style-name="P11">Una Subconsulta incluida en el FROM</text:p>
      <text:p text:style-name="P11"/>
      <text:p text:style-name="P7"><text:span text:style-name="T21">Estructura</text:span></text:p>
      <text:p text:style-name="P11">‘’Select colum<text:span text:style-name="T11">na</text:span>, colum<text:span text:style-name="T11">na</text:span> ... F<text:span text:style-name="T11">ROM</text:span> tb1, (Select colum<text:span text:style-name="T11">na </text:span>... F<text:span text:style-name="T11">ROM</text:span> tb1 <text:span text:style-name="T11">WHERE</text:span> <text:span text:style-name="T11">C</text:span>ondición) <text:span text:style-name="T11">WHERE Condición’’</text:span></text:p>
      <text:p text:style-name="P11"/>
      <text:p text:style-name="P12">SELECT Boleta.IDBoleta, Boleta.Rut, Boleta.IDEnvio </text:p>
      <text:p text:style-name="P12">FROM Boleta , (SELECT Boleta.IDBoleta, Boleta.IDEnvio FROM Boleta WHERE Boleta.IDEnvio = 2) AS Subconsulta </text:p>
      <text:p text:style-name="P12">WHERE Boleta.IDBoleta = Subconsulta.IDBoleta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2"><text:soft-page-break/><text:span text:style-name="Strong_20_Emphasis"><text:span text:style-name="T2">Ejercicio 3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Una </text:span></text:span><text:span text:style-name="Strong_20_Emphasis"><text:span text:style-name="T4">S</text:span></text:span><text:span text:style-name="Strong_20_Emphasis"><text:span text:style-name="T2">ubconsulta incluida en el SELECT</text:span></text:span></text:p>
      <text:p text:style-name="P2"><text:span text:style-name="Strong_20_Emphasis"><text:span text:style-name="T2"/></text:span></text:p>
      <text:p text:style-name="P7"><text:span text:style-name="Strong_20_Emphasis"><text:span text:style-name="T5">Estructura</text:span></text:span></text:p>
      <text:p text:style-name="P3"><text:span text:style-name="Strong_20_Emphasis"><text:span text:style-name="T2">‘’Select colum1, (Select colum1 .. </text:span></text:span><text:span text:style-name="Strong_20_Emphasis"><text:span text:style-name="T3">FROM</text:span></text:span><text:span text:style-name="Strong_20_Emphasis"><text:span text:style-name="T2"> tb1 </text:span></text:span><text:span text:style-name="Strong_20_Emphasis"><text:span text:style-name="T3">WHERE</text:span></text:span><text:span text:style-name="Strong_20_Emphasis"><text:span text:style-name="T2"> </text:span></text:span><text:span text:style-name="Strong_20_Emphasis"><text:span text:style-name="T3">Condición</text:span></text:span><text:span text:style-name="Strong_20_Emphasis"><text:span text:style-name="T2">) ... F</text:span></text:span><text:span text:style-name="Strong_20_Emphasis"><text:span text:style-name="T3">ROM</text:span></text:span><text:span text:style-name="Strong_20_Emphasis"><text:span text:style-name="T2"> tb1 </text:span></text:span><text:span text:style-name="Strong_20_Emphasis"><text:span text:style-name="T3">WHERE</text:span></text:span><text:span text:style-name="Strong_20_Emphasis"><text:span text:style-name="T2"> </text:span></text:span><text:span text:style-name="Strong_20_Emphasis"><text:span text:style-name="T3">C</text:span></text:span><text:span text:style-name="Strong_20_Emphasis"><text:span text:style-name="T2">ondición’’</text:span></text:span></text:p>
      <text:p text:style-name="P3"><text:span text:style-name="Strong_20_Emphasis"><text:span text:style-name="T6"/></text:span></text:p>
      <text:p text:style-name="P13">SELECT Boleta.IDBoleta, Boleta.Rut, Boleta.ProductID,</text:p>
      <text:p text:style-name="P13">(SELECT Zapatillas.Modelo FROM Zapatillas <text:s/></text:p>
      <text:p text:style-name="P13">WHERE Zapatillas.ProductID = Boleta.ProductID) AS <text:tab/>"Subconsulta",Boleta.Total </text:p>
      <text:p text:style-name="P13">FROM Boleta </text:p>
      <text:p text:style-name="P14">WHERE Boleta.Total &gt; 60000;<text:tab/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Ejercicio 4</text:p>
      <text:p text:style-name="P11"/>
      <text:p text:style-name="P11">Una consulta a una Tabla, con una Subconsulta en el WHERE, la cual incluye un INNER JOIN</text:p>
      <text:p text:style-name="P11"/>
      <text:p text:style-name="P7"><text:span text:style-name="T21">Estructura</text:span></text:p>
      <text:p text:style-name="P16"/>
      <text:p text:style-name="P11">Select <text:span text:style-name="T14">C</text:span>olum1, ... F<text:span text:style-name="T14">ROM</text:span> tb1 <text:span text:style-name="T14">WHERE</text:span> <text:s/><text:span text:style-name="T14">Condición</text:span> [Operador] (Select colum1, <text:span text:style-name="T14">C</text:span>olumn ... F<text:span text:style-name="T14">ROM</text:span> tb1 I<text:span text:style-name="T14">NNER</text:span> J<text:span text:style-name="T14">OIN</text:span> tb2 ON tb1.id=tb2.id <text:span text:style-name="T14">WHERE</text:span> <text:span text:style-name="T14">Condición</text:span>)</text:p>
      <text:p text:style-name="P11"/>
      <text:p text:style-name="P11">SELECT B.IDBoleta,B.Rut,B.CourrierID,Cl.Primer_Nombre,Cl.Apellido_Paterno</text:p>
      <text:p text:style-name="P11">FROM Boleta B </text:p>
      <text:p text:style-name="P11">NATURAL JOIN Cliente Cl</text:p>
      <text:p text:style-name="P11">WHERE B.IDBoleta IN(SELECT B.IDBoleta FROM Boleta B INNER JOIN Courrier C ON C.CourrierID = B.CourrierID WHERE C.Nombre = 'Starken')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p text:style-name="P17"><text:soft-page-break/>5) <text:span text:style-name="T19">Ejercicio 4</text:span></text:p>
      <text:p text:style-name="P15"/>
      <text:p text:style-name="P17">Una Subconsulta que incluya un IN</text:p>
      <text:p text:style-name="P11"/>
      <text:p text:style-name="P18">SELECT B.IDBoleta,B.Rut,B.ShopID,Cl.Primer_Nombre,Cl.Apellido_Paterno,T.Nombre</text:p>
      <text:p text:style-name="P18">FROM Boleta B </text:p>
      <text:p text:style-name="P18">NATURAL JOIN Cliente Cl</text:p>
      <text:p text:style-name="P18">NATURAL JOIN Tienda T</text:p>
      <text:p text:style-name="P19">WHERE B.IDBoleta IN (SELECT B.IDBoleta FROM Boleta B </text:p>
      <text:p text:style-name="P19">INNER JOIN Tienda T ON T.ShopID = B.ShopID WHERE T.Nombre = 'NikeStore')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pan text:style-name="T15">6) </text:span>Una <text:span text:style-name="T15">S</text:span>ubconsulta dentro de una consulta JOIN</text:p>
      <text:p text:style-name="P11"/>
      <text:p text:style-name="P7"><text:span text:style-name="T21">Estructura</text:span></text:p>
      <text:p text:style-name="P11">Select columna1... F<text:span text:style-name="T17">ROM</text:span> tb1 JOIN (Select columna1 ... F<text:span text:style-name="T17">ROM</text:span> tb2 <text:span text:style-name="T17">WHERE</text:span> <text:span text:style-name="T17">Condición</text:span>) <text:span text:style-name="T17">AS</text:span> [Alias]</text:p>
      <text:p text:style-name="P11"/>
      <text:p text:style-name="P11">SELECT B.IDBoleta,B.Rut,B.ShopID,S.Modelo,S.Material</text:p>
      <text:p text:style-name="P11">FROM Boleta B </text:p>
      <text:p text:style-name="P11">INNER JOIN (SELECT Z.ProductID, Z.Modelo, Z.Material FROM Zapatillas Z WHERE Z.Material = 'Cuero') as S</text:p>
      <text:p text:style-name="P11">ON B.ProductID = S.ProductID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2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" svg:font-family="Calibri" style:font-family-generic="swiss"/>
    <style:font-face style:name="Century Gothic" svg:font-family="'Century Gothic', Arial, Helvetica, sans-serif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22:25:19.346460867</meta:creation-date>
    <dc:date>2022-06-15T21:43:08.711374785</dc:date>
    <meta:editing-duration>PT3H8M51S</meta:editing-duration>
    <meta:editing-cycles>6</meta:editing-cycles>
    <meta:generator>LibreOffice/7.3.4.2$Linux_X86_64 LibreOffice_project/8cb1c265a8f71ce63e37a2ff337b4f2ebc525cbc</meta:generator>
    <meta:document-statistic meta:table-count="0" meta:image-count="0" meta:object-count="0" meta:page-count="4" meta:paragraph-count="49" meta:word-count="313" meta:character-count="2306" meta:non-whitespace-character-count="2026"/>
  </office:meta>
</office:document-meta>
</file>